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bookmark-start text:name="__DdeLink__0_1923294886"/>Ask the Company - Cap Gemini<text:bookmark-end text:name="__DdeLink__0_1923294886"/></text:p>
      <text:p text:style-name="Standard"/>
      <text:p text:style-name="Standard">Gap Gemini info:</text:p>
      <text:p text:style-name="Standard"/>
      <text:list xml:id="list3719734741" text:style-name="L1">
        <text:list-item>
          <text:p text:style-name="P2">One of the top consultancies</text:p>
        </text:list-item>
        <text:list-item>
          <text:p text:style-name="P2">Technology services</text:p>
        </text:list-item>
        <text:list-item>
          <text:p text:style-name="P2">Outsourcing</text:p>
        </text:list-item>
        <text:list-item>
          <text:p text:style-name="P2">Major competitors:</text:p>
          <text:list>
            <text:list-item>
              <text:p text:style-name="P2">Accenture</text:p>
            </text:list-item>
            <text:list-item>
              <text:p text:style-name="P2">IBM</text:p>
            </text:list-item>
            <text:list-item>
              <text:p text:style-name="P2">Wipro</text:p>
            </text:list-item>
            <text:list-item>
              <text:p text:style-name="P2">Fujitsu</text:p>
            </text:list-item>
            <text:list-item>
              <text:p text:style-name="P2">Oracle</text:p>
            </text:list-item>
          </text:list>
        </text:list-item>
      </text:list>
      <text:p text:style-name="Standard"><text:s text:c="7"/></text:p>
      <text:p text:style-name="Standard">My Questions:</text:p>
      <text:p text:style-name="Standard"/>
      <text:list xml:id="list987839633" text:style-name="L2">
        <text:list-item>
          <text:p text:style-name="P3">What skils are you looking for in and ideal candidate?</text:p>
        </text:list-item>
        <text:list-item>
          <text:p text:style-name="P3">What doees it take to be successful at &lt;company&gt;?</text:p>
        </text:list-item>
        <text:list-item>
          <text:p text:style-name="P3">What type of skills are you looking for the possition you are trying to fill?</text:p>
        </text:list-item>
        <text:list-item>
          <text:p text:style-name="P3">What would be the main tasks/responsibilities in this role be for the next 6 months / 1 year be?</text:p>
        </text:list-item>
        <text:list-item>
          <text:p text:style-name="P3">Do you have a specific project in mind for this role or are you generally recruting because you expect general more work comming up?</text:p>
        </text:list-item>
        <text:list-item>
          <text:p text:style-name="P3">What is the stand of &lt;company&gt; towards training? Do you have a training program or enven a requirement for your emplyees to do regular training?</text:p>
        </text:list-item>
        <text:list-item>
          <text:p text:style-name="P3"><text:s text:c="2"/></text:p>
        </text:list-item>
        <text:list-item>
          <text:p text:style-name="P3">What is the typical type of project that is currently going on at &lt;company&gt;?</text:p>
        </text:list-item>
        <text:list-item>
          <text:p text:style-name="P3">What are the main projects that you are currently working on / that your start in the neare future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0:03:48.396334889</meta:creation-date>
    <dc:date>2021-10-24T10:06:13.566973640</dc:date>
    <meta:editing-duration>PT2M25S</meta:editing-duration>
    <meta:editing-cycles>1</meta:editing-cycles>
    <meta:document-statistic meta:table-count="0" meta:image-count="0" meta:object-count="0" meta:page-count="1" meta:paragraph-count="22" meta:word-count="179" meta:character-count="917" meta:non-whitespace-character-count="767"/>
    <meta:generator>LibreOffice/6.4.7.2$Linux_X86_64 LibreOffice_project/40$Build-2</meta:generator>
  </office:meta>
</office:document-meta>
</file>